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3.4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dddddd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transparent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Requisitos funcionais e não funcionai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F1-Controle de Acess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<text:span text:style-name="T1">Descrição</text:span>:O sistemas devera ter um controle de acesso para todos os usuários do sistemas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que será autenticado por nome de usuário e senha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Requisitos Não Funcionais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2">
          <table:table-cell table:style-name="ce3" office:value-type="string" calcext:value-type="string">
            <text:p>RN 1.1 Logar:O campo login teve no mínimo x caracteres e no máximo x caracteres,pode possuir apenas letras e/ou número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N 1.2 Senha:A senha de ter no mínimo x caracteres e no máximo x caracteres,podendo possui letras,números e caracteres especia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N 1.3 Senha digito:A senha digitada não poderá se vista pelo usuário,o campo será formatado para que apareça apenas o caracteres especial <text:s/>* 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N 1.4 Login efetuado:Se o nome de usuário e a senha estiverem correto o sistemas irá para a tele principal com os menu de acordo com o tipo de usuário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N 1.5 Login não efetuado:Se o nome de usuário ou a senha estiverem incorreto,irá aparece uma mensagem de erro informando qual é o tipo de erro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F3-Lançar Usuários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onde o administrador irá cadastra de acordo com o tipo de usuário.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Requisitos Não Funcionai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N 2.1 Campo CodUsario:O campo do código do usuário deve ser preenchido automaticamente na ordem crescent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N 2.2 Campo Nome:O campo nome deve ter no mínimo 5 letra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N 2.3 Campo Senha:O campo senha deve ter no mínimo 8 caracteres e deve ser implementado para aparecer o carácter especial asterisco e não a senha digitada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N 2.4 RepCampo Senha:O campo repete senha deve conter os mesmo carácter do campo senha e deve ser implementado para aparecer o carácter especial asterisco e não a senha digitada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N 2.5 Campo Tipo:O campo tipo deve ter uma lista com os tipos de usuários do sistema,a partir dessa escolha será direcionado a tela de cadastro do usuário escolhid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F3-Lançar Médicos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RN 3.1 Campo CodMedico:O campo do código do médico deve ser preenchido automaticamente na ordem crescent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N 3.2 Campo Nome:O campo nome deve ter no mínimo 5 letra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N 3.3 Campo Crm:O campo crm deve ser preenchidos com números precedido de letra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N 3.4 Campos Rua:O campo rua deve ser preenchido com letras e/ou número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N 3.5 Campo Bairro:O campo deve ser preenchido com letras e/ou número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N 3.6 Campo Cidade:O campo cidade deve ser escolhido em uma lista já cadastrada,podendo adicionar outras cidade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N 3.7 Campo Celular:O campo celular deve ser preenchido com 11 números,já incluso o ddd e o nono dígito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N 3.8 Campo Tel:O campo telefone deve ser preenchido com 10 número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N 3.9 Campo Especialidade:O campo especialidade deve ser escolhido em uma lista já cadastrada,podendo adicionar nova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N 3.10 Campo Obs:O campo obs deve conte de 10 á 100 caractere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F4-Lançar Especialidades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3">
          <table:table-cell office:value-type="string" calcext:value-type="string">
            <text:p><text:span text:style-name="T1">Descrição</text:span>:O sistema possuirá uma tela de cadastro de especialidades,onde deve ser cadastro as especialidades dos usuários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N 4.1 Campo Nome:O campo nome deve ter no mínimo 5 letra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N 4.2 Campo Obs:O campo obs deve conte de 10 á 100 caracteres.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15:54:11.3252129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08:43:46.479312131</meta:creation-date>
    <dc:date>2016-12-11T15:59:43.872484974</dc:date>
    <meta:editing-duration>PT1H9M55S</meta:editing-duration>
    <meta:editing-cycles>17</meta:editing-cycles>
    <meta:generator>LibreOffice/5.1.4.2$Linux_X86_64 LibreOffice_project/10m0$Build-2</meta:generator>
    <meta:document-statistic meta:table-count="1" meta:cell-count="1059" meta:object-count="0"/>
  </office:meta>
</office:document-meta>
</file>